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B000001D7F07B4CDF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cm" svg:height="12.461cm" svg:x="10.256cm" svg:y="4.002cm">
          <draw:image xlink:href="Pictures/100000000000027B000001D7F07B4CDF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5M26S</meta:editing-duration>
    <meta:editing-cycles>64</meta:editing-cycles>
    <meta:generator>OpenOffice/4.1.5$Win32 OpenOffice.org_project/415m1$Build-9789</meta:generator>
    <dc:date>2019-02-05T11:02:22.14</dc:date>
    <meta:document-statistic meta:object-count="119"/>
  </office:meta>
</office:document-meta>
</file>